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0000000E3AE92D40433625A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6d6d" draw:marker-start-width="0.252cm" draw:marker-end-width="0.252cm" draw:opacity="0%" draw:textarea-horizontal-align="justify" draw:textarea-vertical-align="middle" draw:auto-grow-height="false" fo:min-height="0.199cm" fo:min-width="1.29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849cm" svg:x="1.007cm" svg:y="0.861cm">
          <draw:image xlink:href="Pictures/1000000100000460000000E3AE92D40433625A97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0.635cm" svg:x="17.29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21:09:09.001758549</meta:creation-date>
    <dc:date>2023-02-08T09:00:11.648128815</dc:date>
    <meta:editing-duration>P1DT11H37M23S</meta:editing-duration>
    <meta:editing-cycles>3</meta:editing-cycles>
    <meta:generator>LibreOffice/7.3.7.2$Linux_X86_64 LibreOffice_project/30$Build-2</meta:generator>
    <meta:document-statistic meta:object-count="2"/>
  </office:meta>
</office:document-meta>
</file>